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iut : sudo apt install mypy</text:p>
      <text:p text:style-name="Standard">Lecture des listes de paquets... Fait</text:p>
      <text:p text:style-name="Standard">Construction de l'arbre des dépendances <text:s text:c="6"/></text:p>
      <text:p text:style-name="Standard">Lecture des informations d'état... Fait</text:p>
      <text:p text:style-name="Standard">Les paquets suivants ont été installés automatiquement et ne sont plus nécessaires :</text:p>
      <text:p text:style-name="Standard"><text:s text:c="2"/>libclutter-gst-3.0-0 libfwupdplugin1</text:p>
      <text:p text:style-name="Standard">Veuillez utiliser « sudo apt autoremove » pour les supprimer.</text:p>
      <text:p text:style-name="Standard">Les paquets supplémentaires suivants seront installés : </text:p>
      <text:p text:style-name="Standard"><text:s text:c="2"/>python3-bs4 python3-html5lib python3-lxml python3-mypy</text:p>
      <text:p text:style-name="Standard"><text:s text:c="2"/>python3-mypy-extensions python3-soupsieve python3-typed-ast</text:p>
      <text:p text:style-name="Standard"><text:s text:c="2"/>python3-typing-extensions python3-webencodings</text:p>
      <text:p text:style-name="Standard">Paquets suggérés :</text:p>
      <text:p text:style-name="Standard"><text:s text:c="2"/>mypy-doc python3-genshi python3-lxml-dbg python-lxml-doc</text:p>
      <text:p text:style-name="Standard">Les NOUVEAUX paquets suivants seront installés :</text:p>
      <text:p text:style-name="Standard"><text:s text:c="2"/>mypy python3-bs4 python3-html5lib python3-lxml python3-mypy</text:p>
      <text:p text:style-name="Standard"><text:s text:c="2"/>python3-mypy-extensions python3-soupsieve python3-typed-ast</text:p>
      <text:p text:style-name="Standard"><text:s text:c="2"/>python3-typing-extensions python3-webencodings</text:p>
      <text:p text:style-name="Standard">0 mis à jour, 10 nouvellement installés, 0 à enlever et 2 non mis à jour.</text:p>
      <text:p text:style-name="Standard">Il est nécessaire de prendre 7 959 ko dans les archives.</text:p>
      <text:p text:style-name="Standard">Après cette opération, 37,1 Mo d'espace disque supplémentaires seront utilisés.</text:p>
      <text:p text:style-name="Standard">Souhaitez-vous continuer ? [O/n] o</text:p>
      <text:p text:style-name="Standard">Réception de :1 http://fr.archive.ubuntu.com/ubuntu focal/universe amd64 python3-mypy-extensions all 0.4.3-1 [5 436 B]</text:p>
      <text:p text:style-name="Standard">Réception de :2 http://fr.archive.ubuntu.com/ubuntu focal/universe amd64 python3-typed-ast amd64 1.4.1-1build1 [142 kB]</text:p>
      <text:p text:style-name="Standard">Réception de :3 http://fr.archive.ubuntu.com/ubuntu focal/universe amd64 python3-typing-extensions all 3.7.4.1-1 [27,5 kB]</text:p>
      <text:p text:style-name="Standard">Réception de :3 http://fr.archive.ubuntu.com/ubuntu focal/universe amd64 python3-typing-extensions all 3.7.4.1-1 [27,5 kB]</text:p>
      <text:p text:style-name="Standard">Réception de :4 http://fr.archive.ubuntu.com/ubuntu focal/universe amd64 python3-mypy amd64 0.761-1build1 [6 168 kB]</text:p>
      <text:p text:style-name="Standard">Réception de :5 http://fr.archive.ubuntu.com/ubuntu focal/universe amd64 mypy all 0.761-1build1 [24,8 kB]</text:p>
      <text:p text:style-name="Standard">Réception de :5 http://fr.archive.ubuntu.com/ubuntu focal/universe amd64 mypy all 0.761-1build1 [24,8 kB]</text:p>
      <text:p text:style-name="Standard">Réception de :6 http://fr.archive.ubuntu.com/ubuntu focal/main amd64 python3-soupsieve all 1.9.5+dfsg-1 [29,1 kB]</text:p>
      <text:p text:style-name="Standard">Réception de :7 http://fr.archive.ubuntu.com/ubuntu focal/main amd64 python3-bs4 all 4.8.2-1 [83,0 kB]</text:p>
      <text:p text:style-name="Standard">Réception de :8 http://fr.archive.ubuntu.com/ubuntu focal/main amd64 python3-webencodings all 0.5.1-1ubuntu1 [11,0 kB]</text:p>
      <text:p text:style-name="Standard">Réception de :8 http://fr.archive.ubuntu.com/ubuntu focal/main amd64 python3-webencodings all 0.5.1-1ubuntu1 [11,0 kB]</text:p>
      <text:p text:style-name="Standard">Réception de :9 http://fr.archive.ubuntu.com/ubuntu focal/main amd64 python3-html5lib all 1.0.1-2 [84,3 kB]</text:p>
      <text:p text:style-name="Standard">Réception de :10 http://fr.archive.ubuntu.com/ubuntu focal-updates/main amd64 python3-lxml amd64 4.5.0-1ubuntu0.5 [1 384 kB]</text:p>
      <text:p text:style-name="Standard">7 899 ko réceptionnés en 1s (10,7 Mo/s)</text:p>
      <text:p text:style-name="Standard">Sélection du paquet python3-mypy-extensions précédemment désélectionné.</text:p>
      <text:p text:style-name="Standard">(Lecture de la base de données... 211002 fichiers et répertoires déjà installés.</text:p>
      <text:p text:style-name="Standard">)</text:p>
      <text:p text:style-name="Standard">Préparation du dépaquetage de .../0-python3-mypy-extensions_0.4.3-1_all.deb ...</text:p>
      <text:p text:style-name="Standard"><text:soft-page-break/>Dépaquetage de python3-mypy-extensions (0.4.3-1) ...</text:p>
      <text:p text:style-name="Standard">Sélection du paquet python3-typed-ast précédemment désélectionné.</text:p>
      <text:p text:style-name="Standard">Préparation du dépaquetage de .../1-python3-typed-ast_1.4.1-1build1_amd64.deb ..</text:p>
      <text:p text:style-name="Standard">.</text:p>
      <text:p text:style-name="Standard">Dépaquetage de python3-typed-ast (1.4.1-1build1) ...</text:p>
      <text:p text:style-name="Standard">Sélection du paquet python3-typing-extensions précédemment désélectionné.</text:p>
      <text:p text:style-name="Standard">Préparation du dépaquetage de .../2-python3-typing-extensions_3.7.4.1-1_all.deb </text:p>
      <text:p text:style-name="Standard">...</text:p>
      <text:p text:style-name="Standard">Dépaquetage de python3-typing-extensions (3.7.4.1-1) ...</text:p>
      <text:p text:style-name="Standard">Sélection du paquet python3-mypy précédemment désélectionné.</text:p>
      <text:p text:style-name="Standard">Préparation du dépaquetage de .../3-python3-mypy_0.761-1build1_amd64.deb ...</text:p>
      <text:p text:style-name="Standard">Dépaquetage de python3-mypy (0.761-1build1) ...</text:p>
      <text:p text:style-name="Standard">Sélection du paquet mypy précédemment désélectionné.</text:p>
      <text:p text:style-name="Standard">Préparation du dépaquetage de .../4-mypy_0.761-1build1_all.deb ...</text:p>
      <text:p text:style-name="Standard">Dépaquetage de mypy (0.761-1build1) ...</text:p>
      <text:p text:style-name="Standard">Sélection du paquet python3-soupsieve précédemment désélectionné.</text:p>
      <text:p text:style-name="Standard">Préparation du dépaquetage de .../5-python3-soupsieve_1.9.5+dfsg-1_all.deb ...</text:p>
      <text:p text:style-name="Standard">Dépaquetage de python3-soupsieve (1.9.5+dfsg-1) ...</text:p>
      <text:p text:style-name="Standard">Sélection du paquet python3-bs4 précédemment désélectionné.</text:p>
      <text:p text:style-name="Standard">Préparation du dépaquetage de .../6-python3-bs4_4.8.2-1_all.deb ...</text:p>
      <text:p text:style-name="Standard">Dépaquetage de python3-bs4 (4.8.2-1) ...</text:p>
      <text:p text:style-name="Standard">Sélection du paquet python3-webencodings précédemment désélectionné.</text:p>
      <text:p text:style-name="Standard">Préparation du dépaquetage de .../7-python3-webencodings_0.5.1-1ubuntu1_all.deb </text:p>
      <text:p text:style-name="Standard">...</text:p>
      <text:p text:style-name="Standard">Dépaquetage de python3-webencodings (0.5.1-1ubuntu1) ...</text:p>
      <text:p text:style-name="Standard">Sélection du paquet python3-html5lib précédemment désélectionné.</text:p>
      <text:p text:style-name="Standard">Préparation du dépaquetage de .../8-python3-html5lib_1.0.1-2_all.deb ...</text:p>
      <text:p text:style-name="Standard">Dépaquetage de python3-html5lib (1.0.1-2) ...</text:p>
      <text:p text:style-name="Standard">Sélection du paquet python3-lxml:amd64 précédemment désélectionné.</text:p>
      <text:p text:style-name="Standard">Préparation du dépaquetage de .../9-python3-lxml_4.5.0-1ubuntu0.5_amd64.deb ...</text:p>
      <text:p text:style-name="Standard">Dépaquetage de python3-lxml:amd64 (4.5.0-1ubuntu0.5) ...</text:p>
      <text:p text:style-name="Standard">Paramétrage de python3-typed-ast (1.4.1-1build1) ...</text:p>
      <text:p text:style-name="Standard">Paramétrage de python3-mypy-extensions (0.4.3-1) ...</text:p>
      <text:p text:style-name="Standard">Paramétrage de python3-webencodings (0.5.1-1ubuntu1) ...</text:p>
      <text:p text:style-name="Standard">Paramétrage de python3-typing-extensions (3.7.4.1-1) ...</text:p>
      <text:p text:style-name="Standard">Paramétrage de python3-html5lib (1.0.1-2) ...</text:p>
      <text:p text:style-name="Standard">Paramétrage de python3-lxml:amd64 (4.5.0-1ubuntu0.5) ...</text:p>
      <text:p text:style-name="Standard">Paramétrage de python3-soupsieve (1.9.5+dfsg-1) ...</text:p>
      <text:p text:style-name="Standard">Paramétrage de python3-bs4 (4.8.2-1) ...</text:p>
      <text:p text:style-name="Standard">Paramétrage de python3-mypy (0.761-1build1) ...</text:p>
      <text:p text:style-name="Standard">Paramétrage de mypy (0.761-1build1) ...</text:p>
      <text:p text:style-name="Standard">Traitement des actions différées (« triggers ») pour man-db (2.9.1-1) 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8:05:40.095670268</meta:creation-date>
    <dc:date>2022-10-12T18:09:36.418804570</dc:date>
    <meta:editing-duration>PT3M56S</meta:editing-duration>
    <meta:editing-cycles>1</meta:editing-cycles>
    <meta:document-statistic meta:table-count="0" meta:image-count="0" meta:object-count="0" meta:page-count="2" meta:paragraph-count="81" meta:word-count="528" meta:character-count="5172" meta:non-whitespace-character-count="4699"/>
    <meta:generator>LibreOffice/6.4.7.2$Linux_X86_64 LibreOffice_project/40$Build-2</meta:generator>
  </office:meta>
</office:document-meta>
</file>